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3851c" officeooo:paragraph-rsid="0003851c"/>
    </style:style>
    <style:style style:name="P2" style:family="paragraph" style:parent-style-name="Standard">
      <style:text-properties style:font-name="Arial" officeooo:rsid="0005e86b" officeooo:paragraph-rsid="0005e86b"/>
    </style:style>
    <style:style style:name="P3" style:family="paragraph" style:parent-style-name="Standard">
      <style:text-properties style:font-name="Arial" officeooo:rsid="0009ac58" officeooo:paragraph-rsid="0009ac58"/>
    </style:style>
    <style:style style:name="P4" style:family="paragraph" style:parent-style-name="Standard">
      <style:text-properties style:font-name="Arial" officeooo:rsid="000c1d2c" officeooo:paragraph-rsid="000c1d2c"/>
    </style:style>
    <style:style style:name="P5" style:family="paragraph" style:parent-style-name="Standard">
      <style:text-properties style:font-name="Arial" fo:font-weight="bold" officeooo:rsid="000e5e79" officeooo:paragraph-rsid="000e5e79" style:font-weight-asian="bold" style:font-weight-complex="bold"/>
    </style:style>
    <style:style style:name="P6" style:family="paragraph" style:parent-style-name="Standard">
      <style:text-properties style:font-name="Arial" fo:font-weight="bold" officeooo:rsid="000ec602" officeooo:paragraph-rsid="000ec602" style:font-weight-asian="bold" style:font-weight-complex="bold"/>
    </style:style>
    <style:style style:name="P7" style:family="paragraph" style:parent-style-name="Standard">
      <style:text-properties style:font-name="Arial" fo:font-weight="bold" officeooo:rsid="0009ac58" officeooo:paragraph-rsid="0009ac58" style:font-weight-asian="bold" style:font-weight-complex="bold"/>
    </style:style>
    <style:style style:name="P8" style:family="paragraph" style:parent-style-name="Standard">
      <style:text-properties style:font-name="Arial" fo:font-weight="bold" officeooo:rsid="001a591f" officeooo:paragraph-rsid="001a591f" style:font-weight-asian="bold" style:font-weight-complex="bold"/>
    </style:style>
    <style:style style:name="P9" style:family="paragraph" style:parent-style-name="Standard">
      <style:text-properties style:font-name="Arial" fo:font-weight="bold" officeooo:rsid="0016271d" officeooo:paragraph-rsid="0016271d" style:font-weight-asian="bold" style:font-weight-complex="bold"/>
    </style:style>
    <style:style style:name="P10" style:family="paragraph" style:parent-style-name="Standard">
      <style:text-properties style:font-name="Arial" officeooo:rsid="000e5e79" officeooo:paragraph-rsid="000e5e79"/>
    </style:style>
    <style:style style:name="P11" style:family="paragraph" style:parent-style-name="Standard">
      <style:text-properties style:font-name="Arial" officeooo:rsid="000ec602" officeooo:paragraph-rsid="000ec602"/>
    </style:style>
    <style:style style:name="P12" style:family="paragraph" style:parent-style-name="Standard">
      <style:text-properties style:font-name="Arial" officeooo:rsid="0011f6bd" officeooo:paragraph-rsid="0011f6bd"/>
    </style:style>
    <style:style style:name="P13" style:family="paragraph" style:parent-style-name="Standard">
      <style:text-properties style:font-name="Arial" officeooo:rsid="0019c390" officeooo:paragraph-rsid="0019c390"/>
    </style:style>
    <style:style style:name="P14" style:family="paragraph" style:parent-style-name="Standard">
      <style:text-properties style:font-name="Arial" officeooo:rsid="001a591f" officeooo:paragraph-rsid="001a591f"/>
    </style:style>
    <style:style style:name="P15" style:family="paragraph" style:parent-style-name="Standard">
      <style:text-properties style:font-name="Arial" fo:font-weight="bold" officeooo:rsid="001b522c" officeooo:paragraph-rsid="001b522c" style:font-weight-asian="bold" style:font-weight-complex="bold"/>
    </style:style>
    <style:style style:name="P16" style:family="paragraph" style:parent-style-name="Standard">
      <style:text-properties style:font-name="Arial" fo:font-weight="bold" officeooo:rsid="000c1d2c" officeooo:paragraph-rsid="000c1d2c" style:font-weight-asian="bold" style:font-weight-complex="bold"/>
    </style:style>
    <style:style style:name="P17" style:family="paragraph" style:parent-style-name="Standard">
      <style:text-properties style:font-name="Arial" fo:font-weight="bold" officeooo:rsid="0025dd00" officeooo:paragraph-rsid="0025dd00" style:font-weight-asian="bold" style:font-weight-complex="bold"/>
    </style:style>
    <style:style style:name="P18" style:family="paragraph" style:parent-style-name="Standard">
      <style:text-properties style:font-name="Arial" fo:font-weight="normal" officeooo:rsid="001d45f0" officeooo:paragraph-rsid="001b522c" style:font-weight-asian="normal" style:font-weight-complex="normal"/>
    </style:style>
    <style:style style:name="P19" style:family="paragraph" style:parent-style-name="Standard">
      <style:text-properties style:font-name="Arial" fo:font-size="14pt" fo:font-weight="normal" officeooo:rsid="001ec18d" officeooo:paragraph-rsid="001ec18d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Arial" fo:font-size="18pt" fo:font-weight="bold" officeooo:rsid="001d45f0" officeooo:paragraph-rsid="001d45f0" style:font-size-asian="18pt" style:font-weight-asian="bold" style:font-size-complex="18pt" style:font-weight-complex="bold"/>
    </style:style>
    <style:style style:name="P21" style:family="paragraph" style:parent-style-name="Standard">
      <style:text-properties style:font-name="Arial" fo:font-size="18pt" fo:font-weight="bold" officeooo:rsid="001ec18d" officeooo:paragraph-rsid="001ec18d" style:font-size-asian="18pt" style:font-weight-asian="bold" style:font-size-complex="18pt" style:font-weight-complex="bold"/>
    </style:style>
    <style:style style:name="P22" style:family="paragraph" style:parent-style-name="Standard">
      <style:text-properties style:font-name="Arial" fo:font-size="18pt" fo:font-weight="bold" officeooo:rsid="001d909e" officeooo:paragraph-rsid="001d909e" style:font-size-asian="18pt" style:font-weight-asian="bold" style:font-size-complex="18pt" style:font-weight-complex="bold"/>
    </style:style>
    <style:style style:name="P23" style:family="paragraph" style:parent-style-name="Standard">
      <style:text-properties style:font-name="Arial" fo:font-size="12pt" fo:font-weight="normal" officeooo:rsid="001d45f0" officeooo:paragraph-rsid="001d45f0" fo:background-color="#ffff00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1d45f0" officeooo:paragraph-rsid="001d45f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1d45f0" officeooo:paragraph-rsid="001f1c22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01d909e" officeooo:paragraph-rsid="001d909e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style:font-name="Arial" fo:font-size="12pt" fo:font-weight="normal" officeooo:rsid="001d909e" officeooo:paragraph-rsid="001d909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1d909e" officeooo:paragraph-rsid="001f1c22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0e5e79" officeooo:paragraph-rsid="001d909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officeooo:rsid="000e5e79" officeooo:paragraph-rsid="000e5e79"/>
    </style:style>
    <style:style style:name="P31" style:family="paragraph" style:parent-style-name="Standard">
      <style:text-properties style:font-name="Arial" officeooo:rsid="000ec602" officeooo:paragraph-rsid="0009ac58"/>
    </style:style>
    <style:style style:name="P32" style:family="paragraph" style:parent-style-name="Standard">
      <style:text-properties style:font-name="Arial" officeooo:rsid="000ec602" officeooo:paragraph-rsid="000ec602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rsid="000c1d2c" officeooo:paragraph-rsid="001ec18d" style:text-blinking="false" fo:background-color="transparent"/>
    </style:style>
    <style:style style:name="P34" style:family="paragraph" style:parent-style-name="Standard">
      <style:paragraph-properties fo:break-before="page"/>
      <style:text-properties style:font-name="Arial" fo:font-size="18pt" fo:font-weight="bold" officeooo:rsid="001f1c22" officeooo:paragraph-rsid="001f1c22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1ec18d" officeooo:paragraph-rsid="0021aead" style:text-blinking="false" fo:background-color="transparent" style:font-size-asian="18pt" style:font-weight-asian="bold" style:font-size-complex="18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ec18d" officeooo:paragraph-rsid="0021aead" style:text-blinking="false" fo:background-color="transparent" style:font-size-asian="18pt" style:font-weight-asian="bold" style:font-size-complex="18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1aead" officeooo:paragraph-rsid="0021aead" style:text-blinking="false" fo:background-color="transparent" style:font-size-asian="18pt" style:font-weight-asian="bold" style:font-size-complex="18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341d7" officeooo:paragraph-rsid="002418d3" style:text-blinking="false" fo:background-color="transparent" style:font-size-asian="18pt" style:font-weight-asian="bold" style:font-size-complex="18pt" style:font-weight-complex="bold"/>
    </style:style>
    <style:style style:name="P39" style:family="paragraph" style:parent-style-name="Text_20_body">
      <style:text-properties style:font-name="Arial" fo:font-weight="bold" officeooo:rsid="0011f6bd" officeooo:paragraph-rsid="000c1d2c" style:font-weight-asian="bold" style:font-weight-complex="bold"/>
    </style:style>
    <style:style style:name="P40" style:family="paragraph" style:parent-style-name="Text_20_body">
      <style:text-properties officeooo:paragraph-rsid="001ec18d" fo:background-color="#ffff00"/>
    </style:style>
    <style:style style:name="P4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202e2b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20636f" style:text-blinking="false" fo:background-color="transparent"/>
    </style:style>
    <style:style style:name="P44" style:family="paragraph" style:parent-style-name="Text_20_body" style:list-style-name="L2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2506bb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2506bb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d45f0" officeooo:paragraph-rsid="001ec18d" style:text-blinking="false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 style:list-style-name="L2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506bb" officeooo:paragraph-rsid="002506bb" style:text-blinking="false" fo:background-color="transparent"/>
    </style:style>
    <style:style style:name="P4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#ffff00"/>
    </style:style>
    <style:style style:name="P4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#ffff00"/>
    </style:style>
    <style:style style:name="P50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d909e" officeooo:paragraph-rsid="001f855c" style:text-blinking="false" fo:background-color="transparent" style:font-size-asian="12pt" style:font-weight-asian="normal" style:font-size-complex="12pt" style:font-weight-complex="normal"/>
    </style:style>
    <style:style style:name="P52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officeooo:paragraph-rsid="001ec18d"/>
    </style:style>
    <style:style style:name="P53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officeooo:rsid="002126b8" officeooo:paragraph-rsid="002126b8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55" style:family="paragraph" style:parent-style-name="Text_20_body" style:list-style-name="L21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56" style:family="paragraph" style:parent-style-name="Text_20_body" style:list-style-name="L20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202e2b" style:text-blinking="false" fo:background-color="transparent"/>
    </style:style>
    <style:style style:name="P57" style:family="paragraph" style:parent-style-name="Text_20_body" style:list-style-name="L20">
      <style:paragraph-properties fo:margin-left="0cm" fo:margin-right="0cm" fo:margin-top="0cm" fo:margin-bottom="0cm" loext:contextual-spacing="false" fo:line-height="120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02e2b" officeooo:paragraph-rsid="00202e2b" style:text-blinking="false" fo:background-color="transparent"/>
    </style:style>
    <style:style style:name="P58" style:family="paragraph" style:parent-style-name="Text_20_body" style:list-style-name="L2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59" style:family="paragraph" style:parent-style-name="Text_20_body" style:list-style-name="L12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60" style:family="paragraph" style:parent-style-name="Text_20_body" style:list-style-name="L14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61" style:family="paragraph" style:parent-style-name="Text_20_body" style:list-style-name="L15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62" style:family="paragraph" style:parent-style-name="Text_20_body" style:list-style-name="L16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63" style:family="paragraph" style:parent-style-name="Text_20_body" style:list-style-name="L17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64" style:family="paragraph" style:parent-style-name="Text_20_body" style:list-style-name="L18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65" style:family="paragraph" style:parent-style-name="Text_20_body" style:list-style-name="L19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66" style:family="paragraph" style:parent-style-name="Text_20_body" style:list-style-name="L20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67" style:family="paragraph" style:parent-style-name="Text_20_body" style:list-style-name="L20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202e2b" style:text-blinking="false" fo:background-color="transparent"/>
    </style:style>
    <style:style style:name="P68" style:family="paragraph" style:parent-style-name="Text_20_body" style:list-style-name="L20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20636f" style:text-blinking="false" fo:background-color="transparent"/>
    </style:style>
    <style:style style:name="P69" style:family="paragraph" style:parent-style-name="Text_20_body" style:list-style-name="L20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02e2b" officeooo:paragraph-rsid="00202e2b" style:text-blinking="false" fo:background-color="transparent"/>
    </style:style>
    <style:style style:name="P70" style:family="paragraph" style:parent-style-name="Text_20_body" style:list-style-name="L17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#ffff00"/>
    </style:style>
    <style:style style:name="P71" style:family="paragraph" style:parent-style-name="Text_20_body" style:list-style-name="L19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officeooo:paragraph-rsid="001ec18d"/>
    </style:style>
    <style:style style:name="P72" style:family="paragraph" style:parent-style-name="Text_20_body" style:list-style-name="L20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officeooo:paragraph-rsid="0020636f"/>
    </style:style>
    <style:style style:name="P73" style:family="paragraph" style:parent-style-name="Text_20_body" style:list-style-name="L20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officeooo:rsid="002126b8" officeooo:paragraph-rsid="002126b8"/>
    </style:style>
    <style:style style:name="P74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ec18d" style:text-blinking="false" fo:background-color="transparent"/>
    </style:style>
    <style:style style:name="P76" style:family="paragraph" style:parent-style-name="Text_20_body" style:list-style-name="L20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officeooo:rsid="002506bb" officeooo:paragraph-rsid="002506bb"/>
    </style:style>
    <style:style style:name="P77" style:family="paragraph" style:parent-style-name="Text_20_body" style:list-style-name="L21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officeooo:paragraph-rsid="001ec1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65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6565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46565"/>
    </style:style>
    <style:style style:name="T7" style:family="text">
      <style:text-properties officeooo:rsid="00046565"/>
    </style:style>
    <style:style style:name="T8" style:family="text">
      <style:text-properties officeooo:rsid="0007e509"/>
    </style:style>
    <style:style style:name="T9" style:family="text">
      <style:text-properties officeooo:rsid="000b7062"/>
    </style:style>
    <style:style style:name="T10" style:family="text">
      <style:text-properties officeooo:rsid="000ddf45"/>
    </style:style>
    <style:style style:name="T11" style:family="text">
      <style:text-properties officeooo:rsid="001b522c"/>
    </style:style>
    <style:style style:name="T12" style:family="text">
      <style:text-properties style:font-name="Arial" officeooo:rsid="000ec602"/>
    </style:style>
    <style:style style:name="T13" style:family="text">
      <style:text-properties style:font-name="Arial" officeooo:rsid="002418d3"/>
    </style:style>
    <style:style style:name="T14" style:family="text">
      <style:text-properties style:font-name="Arial" officeooo:rsid="002506bb"/>
    </style:style>
    <style:style style:name="T15" style:family="text">
      <style:text-properties officeooo:rsid="001ec18d"/>
    </style:style>
    <style:style style:name="T16" style:family="text">
      <style:text-properties officeooo:rsid="001f1c22"/>
    </style:style>
    <style:style style:name="T17" style:family="text">
      <style:text-properties officeooo:rsid="001f855c"/>
    </style:style>
    <style:style style:name="T1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0636f" style:text-blinking="false" fo:background-color="transparent" loext:char-shading-value="0"/>
    </style:style>
    <style:style style:name="T20" style:family="text">
      <style:text-properties officeooo:rsid="00202e2b"/>
    </style:style>
    <style:style style:name="T21" style:family="text">
      <style:text-properties officeooo:rsid="0020636f"/>
    </style:style>
    <style:style style:name="T22" style:family="text">
      <style:text-properties officeooo:rsid="0021aead"/>
    </style:style>
    <style:style style:name="T23" style:family="text">
      <style:text-properties officeooo:rsid="002341d7"/>
    </style:style>
    <style:style style:name="T24" style:family="text">
      <style:text-properties officeooo:rsid="002418d3"/>
    </style:style>
    <style:style style:name="T25" style:family="text">
      <style:text-properties officeooo:rsid="0024dbce"/>
    </style:style>
    <style:style style:name="T26" style:family="text">
      <style:text-properties officeooo:rsid="002506bb"/>
    </style:style>
    <style:style style:name="T27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 esserci un <text:span text:style-name="T1">calendario</text:span> in cui possiamo inserire degli <text:span text:style-name="T1">impegni</text:span>. Ogni <text:span text:style-name="T1">impegno</text:span> avrà il <text:span text:style-name="T3">giorno</text:span>, <text:span text:style-name="T3">ora di inizio</text:span>, <text:span text:style-name="T3">ora di fine</text:span> e <text:span text:style-name="T3">luogo</text:span>. Tra <text:span text:style-name="T8">un</text:span> impegno e l’altro <text:span text:style-name="T8">l’app </text:span>deve fornire il <text:span text:style-name="T5">tempo di viaggio</text:span> e il<text:span text:style-name="T5"> miglior percorso</text:span> per passare da una località all’altra: quindi deve fornire i possibili percorsi con mezzi pubblici (bus, metro, tram, taxi, biciclette o auto di uno shared system), mezzi privati (auto, moto, bicicletta) o a piedi.</text:p>
      <text:p text:style-name="P1"/>
      <text:p text:style-name="P1">L’utente crea l’impegno e se un impegno non è raggiungibile nel tempo fissato l’app crea un <text:span text:style-name="T1">warning</text:span>. La <text:span text:style-name="T1">scelta</text:span> del mezzo di trasporto deve dipendere anche dal tipo di <text:span text:style-name="T5">appuntamento</text:span>, dalla <text:span text:style-name="T5">giornata</text:span> (per esempio non permettere i mezzi pubblici nei giorni di sciopero) o dal <text:span text:style-name="T5">tempo atmosferico</text:span> (sconsigliare bicicletta e a piedi nei giorni di pioggia).</text:p>
      <text:p text:style-name="P1"/>
      <text:p text:style-name="P1">L’utente deve poter <text:span text:style-name="T1">scegliere</text:span> i mezzi possibili, attivandoli e disattivandoli. <text:span text:style-name="T7">Deve anche poter inserire </text:span><text:span text:style-name="T2">vincoli</text:span><text:span text:style-name="T7"> sulla scelta dei mezzi (per esempio i percorsi a piedi non possono superare una certa </text:span><text:span text:style-name="T6">lunghezza</text:span><text:span text:style-name="T7">, non si possono usare i mezzi pubblici prima o dopo una certa </text:span><text:span text:style-name="T6">ora</text:span><text:span text:style-name="T7"> ecc…)). Nel percorso bisogna anche considerare il </text:span><text:span text:style-name="T6">consumo di CO2</text:span><text:span text:style-name="T7"> e l’utente può </text:span><text:span text:style-name="T2">scegliere</text:span><text:span text:style-name="T7"> quello che ne consuma meno (quindi un </text:span><text:span text:style-name="T2">percorso</text:span><text:span text:style-name="T7"> ha </text:span><text:span text:style-name="T4">partenza</text:span><text:span text:style-name="T7">, </text:span><text:span text:style-name="T4">destinazione</text:span><text:span text:style-name="T7">, </text:span><text:span text:style-name="T4">orario partenza</text:span><text:span text:style-name="T7">, orario di destinazione quindi </text:span><text:span text:style-name="T4">durata</text:span><text:span text:style-name="T7">, </text:span><text:span text:style-name="T4">lunghezza</text:span><text:span text:style-name="T7">, </text:span><text:span text:style-name="T4">veicolo</text:span><text:span text:style-name="T7">, </text:span><text:span text:style-name="T4">emissione CO2</text:span><text:span text:style-name="T7">).</text:span></text:p>
      <text:p text:style-name="P1"/>
      <text:p text:style-name="P2">Infine dobbiamo aggiungere il lunch: l’utente specifica l’orario in cui deve esserci una <text:span text:style-name="T1">pausa pranzo</text:span> e di quanto deve essere <text:span text:style-name="T1">lunga</text:span>. Volendo si può aggiungere anche per altri pasti (colazione, cena, merenda ecc….) in modo personalizzato.</text:p>
      <text:p text:style-name="P2"/>
      <text:p text:style-name="P2"/>
      <text:p text:style-name="P2"/>
      <text:p text:style-name="P2"/>
      <text:p text:style-name="P2"/>
      <text:p text:style-name="P3"><text:span text:style-name="T1">Calendario</text:span> contiene → <text:span text:style-name="T1">giorni</text:span> → contengono <text:span text:style-name="T1">impegni</text:span> (luogo, inizio, fine) intervallati da <text:span text:style-name="T1">viaggi</text:span> (partenza, arrivo, orario partenza, durata, lunghezza, veicoli -e pause intermedie- emissione CO2)</text:p>
      <text:p text:style-name="P3"/>
      <text:p text:style-name="P3">L’utente inserisce gli eventi e un gestore calendario li mette</text:p>
      <text:p text:style-name="P3">L’utente chiede un percorso tra due eventi impostando:</text:p>
      <text:p text:style-name="P3"><text:tab/>Veicoli utilizzabili</text:p>
      <text:p text:style-name="P3"><text:tab/>Vincoli sui mezzi</text:p>
      <text:p text:style-name="P3"><text:tab/><text:tab/>Usare o non usare i mezzi in certe condizioni (orario, tempo atmosferico, <text:tab/><text:tab/><text:tab/>sciopero)</text:p>
      <text:p text:style-name="P3"><text:tab/>Vincoli su pausa pranzo (durata minima e intervallo)</text:p>
      <text:p text:style-name="P3">Il software calcola dei percorsi in base a queste informazioni, l’app dà un warning se non è possibile rispettare i tempi</text:p>
      <text:p text:style-name="P3">L’utente sceglie un determinato percorso e lo registra</text:p>
      <text:p text:style-name="P3"/>
      <text:p text:style-name="P3"/>
      <text:p text:style-name="P4"># –––––––––––––––– #</text:p>
      <text:p text:style-name="P4"/>
      <text:p text:style-name="P4">Current Syste<text:span text:style-name="T10">m</text:span>: c’è già altra roba? Beh forse questo tipo di app è <text:span text:style-name="T10">n</text:span>uova però va integrat<text:span text:style-name="T10">a</text:span> in altri sistemi: lettura delle <text:span text:style-name="T1">mappe</text:span> per geolocalizzazione e calcolo dei percorsi, lettura degli <text:span text:style-name="T1">orari</text:span> dei mezzi tra cui sharing, lettura delle previsioni <text:span text:style-name="T1">meteo</text:span></text:p>
      <text:p text:style-name="P16"/>
      <text:p text:style-name="P39"/>
      <text:p text:style-name="P12"/>
      <text:p text:style-name="P4"/>
      <text:p text:style-name="P5"><text:soft-page-break/></text:p>
      <text:p text:style-name="P10"/>
      <text:p text:style-name="P5">Hardware contraints</text:p>
      <text:p text:style-name="P10">? boh prova una app smartphone con connessione in rete</text:p>
      <text:p text:style-name="P10">oppure applicazione per pc</text:p>
      <text:p text:style-name="P10"/>
      <text:p text:style-name="P11"><text:span text:style-name="T1">Assunzioni</text:span></text:p>
      <text:p text:style-name="P11">- I servizi esterni sono sempre disponibili</text:p>
      <text:p text:style-name="P11">- Il software funziona in una certa città o regione (useremo Milano e Lombardia)</text:p>
      <text:p text:style-name="P11"/>
      <text:p text:style-name="P11"/>
      <text:p text:style-name="P11"/>
      <text:p text:style-name="P31"/>
      <text:p text:style-name="P11"/>
      <text:p text:style-name="P3"/>
      <text:p text:style-name="P3"/>
      <text:p text:style-name="P3"/>
      <text:p text:style-name="P3"/>
      <text:p text:style-name="P14">uno fa la parte di introduzione</text:p>
      <text:p text:style-name="P8">l’altro requisiti (funzionali e non) <text:span text:style-name="T11">fai questo e se hai tempo fai le itnerfacce</text:span></text:p>
      <text:p text:style-name="P8"/>
      <text:p text:style-name="P14">poi ci saranno da fare:</text:p>
      <text:p text:style-name="P14">- storielle di scenari <text:span text:style-name="T25">con uml</text:span></text:p>
      <text:p text:style-name="P14">- alloy</text:p>
      <text:p text:style-name="P13"/>
      <text:p text:style-name="P13"/>
      <text:p text:style-name="P3"/>
      <text:p text:style-name="P3"/>
      <text:p text:style-name="P3"/>
      <text:p text:style-name="P3">Durata RASD Fiorix</text:p>
      <text:p text:style-name="P7"><text:span text:style-name="T9">8/10/2017<text:tab/><text:tab/></text:span>45’</text:p>
      <text:p text:style-name="P6">11/10/2017<text:tab/><text:tab/>45’</text:p>
      <text:p text:style-name="P9">12/10/2017<text:tab/><text:tab/>1h20’</text:p>
      <text:p text:style-name="P15">13/10/2017<text:tab/><text:tab/>1h</text:p>
      <text:p text:style-name="P17">15/10/2017<text:tab/><text:tab/>1h30’</text:p>
      <text:p text:style-name="P15"/>
      <text:p text:style-name="P15"/>
      <text:p text:style-name="P18"/>
      <text:p text:style-name="P34">Definitions and abbreviations</text:p>
      <text:p text:style-name="P25"/>
      <text:p text:style-name="P28">- <text:span text:style-name="T16">Impegno, appuntamento: località da raggiungere per l’utente</text:span></text:p>
      <text:p text:style-name="P28">- <text:span text:style-name="T24">Percorso: viaggio compreso tra due impegni, composto da una serie di tragitti</text:span></text:p>
      <text:p text:style-name="P28">- <text:span text:style-name="T26">Tragitto: parte di percorso attraversata con lo stesso mezzo di trasporto</text:span></text:p>
      <text:p text:style-name="P28">- <text:span text:style-name="T16">PT: Public Transportation</text:span></text:p>
      <text:p text:style-name="P51">- PTD: <text:span text:style-name="T17">P</text:span>ublic <text:span text:style-name="T17">T</text:span>ransport <text:span text:style-name="T17">D</text:span>atabases, <text:span text:style-name="T17">raggiungibili tramite servizi esterni</text:span></text:p>
      <text:p text:style-name="P22"/>
      <text:p text:style-name="P22"/>
      <text:p text:style-name="P22">Actor Identifying</text:p>
      <text:p text:style-name="P24"/>
      <text:p text:style-name="P26">The actors of our system are:</text:p>
      <text:list xml:id="list5775500659694215308" text:style-name="L1">
        <text:list-item>
          <text:p text:style-name="P27">User: the actual user of our application</text:p>
        </text:list-item>
        <text:list-item>
          <text:p text:style-name="P27">Client and server: the two components of the application</text:p>
        </text:list-item>
        <text:list-item>
          <text:p text:style-name="P27">A family of external services, which we can divide according to their task:</text:p>
          <text:list>
            <text:list-item>
              <text:p text:style-name="P27">Public transportation services</text:p>
            </text:list-item>
            <text:list-item>
              <text:p text:style-name="P27">Map and routing services</text:p>
            </text:list-item>
            <text:list-item>
              <text:p text:style-name="P27">Weather services</text:p>
            </text:list-item>
          </text:list>
        </text:list-item>
      </text:list>
      <text:p text:style-name="P29"/>
      <text:p text:style-name="P24"/>
      <text:p text:style-name="P24"/>
      <text:p text:style-name="P20">User Interfaces</text:p>
      <text:p text:style-name="P23"># questo lo fai per ultimo #</text:p>
      <text:p text:style-name="P24"/>
      <text:p text:style-name="P24"/>
      <text:p text:style-name="P24"/>
      <text:p text:style-name="P21">Functional Requirements</text:p>
      <text:p text:style-name="P19"/>
      <text:p text:style-name="P33"/>
      <text:p text:style-name="P45">1 - <text:span text:style-name="T15">Permettere all’utente di inserire un impegno</text:span></text:p>
      <text:p text:style-name="P45"><text:span text:style-name="T26"><text:tab/>1.1 - </text:span>L’utente <text:span text:style-name="T15">inserisce</text:span> il giorno, l’ora e la durata da un calendario oppure scrivendo</text:p>
      <text:p text:style-name="P45"><text:span text:style-name="T26"><text:tab/>1.2 - L’utente inserisce</text:span> la località, usando una mappa oppure l’indirizzo</text:p>
      <text:p text:style-name="P45"><text:span text:style-name="T26"><text:tab/>1.3 - </text:span>L’impegno (data, ora, <text:span text:style-name="T15">durata,</text:span> luogo) viene inviato al server</text:p>
      <text:list xml:id="list3624680051080710765" text:style-name="L21">
        <text:list-item>
          <text:list>
            <text:list-item>
              <text:list>
                <text:list-item>
                  <text:p text:style-name="P47">Se è fornito l’indirizzo, si risale alle coordinate GPS attraverso servizi esterni</text:p>
                </text:list-item>
                <text:list-item>
                  <text:p text:style-name="P47">Il server salva l’impegno se non è in conflitto con altri impegni</text:p>
                </text:list-item>
                <text:list-item>
                  <text:p text:style-name="P44"><text:span text:style-name="T26">Il client deve essere in grado di conoscere l’esito della registrazione dell’impegno</text:span></text:p>
                </text:list-item>
              </text:list>
            </text:list-item>
          </text:list>
        </text:list-item>
      </text:list>
      <text:p text:style-name="P41">2 - <text:span text:style-name="T16">Fornire all’utente </text:span>dei percorsi per raggiungere gli impegni</text:p>
      <text:p text:style-name="P54">2.1 - L’utente deve arrivare in tempo</text:p>
      <text:list xml:id="list4474754586535437307" text:style-name="L2">
        <text:list-item>
          <text:p text:style-name="P58">L’orario <text:span text:style-name="T16">di arrivo del percorso deve essere precedente all’orario di inizio dell’appuntamento</text:span></text:p>
        </text:list-item>
        <text:list-item>
          <text:p text:style-name="P58">L’orario di partenza del percorso deve essere <text:span text:style-name="T16">successivo</text:span> all’orario di fine dell’appuntamento precedente</text:p>
        </text:list-item>
        <text:list-item>
          <text:p text:style-name="P58">L’applicazione deve inviare una notifica all’utente per ricordargli il prossimo spostamento</text:p>
        </text:list-item>
      </text:list>
      <text:p text:style-name="P54">2.2 - Genera percorsi in accordo con le preferenze dell’utente</text:p>
      <text:list xml:id="list476423803326172168" text:style-name="L12">
        <text:list-item>
          <text:p text:style-name="P59">L’utente deve già essere registrato sul server per esprimere preferenze</text:p>
        </text:list-item>
        <text:list-item>
          <text:p text:style-name="P59"><text:soft-page-break/>Le preferenze dell’utente sono vincolanti</text:p>
        </text:list-item>
      </text:list>
      <text:p text:style-name="P54">2.3 - Il server fornisce un percorso per ogni obiettivo, minimizzando ognuna tra i seguenti: lunghezza, durata, numero di cambi, emissioni di CO2</text:p>
      <text:list xml:id="list6494673774851814300" text:style-name="L13">
        <text:list-item>
          <text:list>
            <text:list-item>
              <text:p text:style-name="P50">Ogni percorso fornito dal server all’applicazione deve indicare l’orario di partenza ed arrivo, identificativi dei mezzi pubblici da utilizzare, distanza, emissioni CO2, tragitt<text:span text:style-name="T26">i</text:span></text:p>
            </text:list-item>
            <text:list-item>
              <text:p text:style-name="P50">L’utente deve poter scegliere uno qualunque dei percorsi forniti</text:p>
            </text:list-item>
            <text:list-item>
              <text:p text:style-name="P50">La scelta effettuata deve essere spedita al server</text:p>
            </text:list-item>
            <text:list-item>
              <text:p text:style-name="P50">L’applicazione deve ricordare all’utente l’inizio dello spostamento</text:p>
            </text:list-item>
            <text:list-item>
              <text:p text:style-name="P52"><text:span text:style-name="T18">L’utente può ordinare i risultati in funzione di</text:span></text:p>
              <text:list>
                <text:list-item>
                  <text:p text:style-name="P50">Lunghezza</text:p>
                </text:list-item>
                <text:list-item>
                  <text:p text:style-name="P50">Durata</text:p>
                </text:list-item>
                <text:list-item>
                  <text:p text:style-name="P50">Numero di cambi</text:p>
                </text:list-item>
                <text:list-item>
                  <text:p text:style-name="P50">Emissione di CO2</text:p>
                </text:list-item>
                <text:list-item>
                  <text:p text:style-name="P50">Gli orari dei mezzi si ottengono contattando <text:span text:style-name="T17">i </text:span>PTD</text:p>
                </text:list-item>
              </text:list>
            </text:list-item>
            <text:list-item>
              <text:p text:style-name="P53"><text:span text:style-name="T18">I mezzi di trasporto disponibili sono</text:span></text:p>
              <text:list>
                <text:list-item>
                  <text:p text:style-name="P53"><text:span text:style-name="T18">Auto privata</text:span></text:p>
                </text:list-item>
                <text:list-item>
                  <text:p text:style-name="P53"><text:span text:style-name="T18">Bicicletta</text:span></text:p>
                </text:list-item>
                <text:list-item>
                  <text:p text:style-name="P53"><text:span text:style-name="T18">A piedi</text:span></text:p>
                </text:list-item>
                <text:list-item>
                  <text:p text:style-name="P53"><text:span text:style-name="T18">Mezzi di trasporto pubblici</text:span></text:p>
                  <text:list>
                    <text:list-item>
                      <text:p text:style-name="P53"><text:span text:style-name="T18">Bus</text:span></text:p>
                    </text:list-item>
                    <text:list-item>
                      <text:p text:style-name="P53"><text:span text:style-name="T18">Tram</text:span></text:p>
                    </text:list-item>
                    <text:list-item>
                      <text:p text:style-name="P53"><text:span text:style-name="T18">Metropolitana</text:span></text:p>
                    </text:list-item>
                    <text:list-item>
                      <text:p text:style-name="P53"><text:span text:style-name="T18">Treno</text:span></text:p>
                    </text:list-item>
                    <text:list-item>
                      <text:p text:style-name="P53"><text:span text:style-name="T18">Taxi</text:span></text:p>
                    </text:list-item>
                  </text:list>
                </text:list-item>
                <text:list-item>
                  <text:p text:style-name="P53"><text:span text:style-name="T18">Car sharing</text:span></text:p>
                </text:list-item>
                <text:list-item>
                  <text:p text:style-name="P53"><text:span text:style-name="T18">Bike sharing</text:span></text:p>
                </text:list-item>
              </text:list>
            </text:list-item>
          </text:list>
        </text:list-item>
      </text:list>
      <text:p text:style-name="P41"><text:tab/>2.4 - Fornisci sempre un percorso</text:p>
      <text:list xml:id="list5276544981780129834" text:style-name="L14">
        <text:list-item>
          <text:p text:style-name="P60">Se non esistono percorsi che soddisfano tutti i requisiti, riesegui la ricerca ammettendo orario di arrivo superiore all’orario di inizio <text:span text:style-name="T17">dell’</text:span>impegno</text:p>
        </text:list-item>
        <text:list-item>
          <text:p text:style-name="P60">Segnala attraverso un warning il ritardo di arrivo</text:p>
        </text:list-item>
      </text:list>
      <text:p text:style-name="P74">2.5 - Nei giorni di sciopero non possono essere disponibili i mezzi pubblici</text:p>
      <text:list xml:id="list6718048982542057115" text:style-name="L15">
        <text:list-item>
          <text:p text:style-name="P61">Se una società risulta scioperante, i suoi mezzi non devono essere disponibili per il calcolo del percorso</text:p>
        </text:list-item>
      </text:list>
      <text:p text:style-name="P74">2.6 - Segnala condizioni meteo sfavorevoli</text:p>
      <text:list xml:id="list4865233071549749273" text:style-name="L16">
        <text:list-item>
          <text:p text:style-name="P62">Aggiungi un warning meteorologico al percorso se ha dei tratti a piedi o in bicicletta in località ed orari in cui sono previste condizioni meteo sfavorevoli durante il calcolo del percorso</text:p>
        </text:list-item>
        <text:list-item>
          <text:p text:style-name="P62">Aggiorna le condizioni meteo dei percorsi salvati ogni 6 ore e notifica condizioni meteo sfavorevoli su percorsi con tratti a piedi o in bicicletta se non già precedentemente notificato</text:p>
        </text:list-item>
        <text:list-item>
          <text:p text:style-name="P62">Sono considerate condizioni meteo sfavorevoli precipitazioni o temperature inferiori a 3°C</text:p>
        </text:list-item>
        <text:list-item>
          <text:p text:style-name="P62">Il server richiede previsioni meteo da servizi meteo esterni</text:p>
        </text:list-item>
      </text:list>
      <text:p text:style-name="P75">3 - L’<text:span text:style-name="T17">utente si registra nell’applicazione</text:span></text:p>
      <text:p text:style-name="P41"><text:soft-page-break/><text:tab/>3.1 - La registrazione deve permettere il riconoscimento univoco dell’utente</text:p>
      <text:list xml:id="list3885583366825194363" text:style-name="L17">
        <text:list-item>
          <text:p text:style-name="P70">La registrazione è valida se contiene almeno <text:span text:style-name="T17">n</text:span>ome, <text:span text:style-name="T17">c</text:span>ognome, data di nascita, codice fiscale, numero di cellulare, indirizzo e-mail, password validi</text:p>
        </text:list-item>
        <text:list-item>
          <text:p text:style-name="P70">Il codice fiscale è valido se può corrispondere a nome, cognome, data di nascita</text:p>
        </text:list-item>
        <text:list-item>
          <text:p text:style-name="P63">L’indirizzo e-mail è valido se non già presente nel database del server</text:p>
        </text:list-item>
        <text:list-item>
          <text:p text:style-name="P63">La password è valida se <text:span text:style-name="T17">è lunga </text:span>almeno 6 caratteri</text:p>
        </text:list-item>
        <text:list-item>
          <text:p text:style-name="P63">Il server può accettare solo registrazioni valide</text:p>
        </text:list-item>
      </text:list>
      <text:p text:style-name="P75">4 - L’<text:span text:style-name="T17">utente effettua il login</text:span></text:p>
      <text:p text:style-name="P41"><text:tab/>4.1 - L’applicazione permette login attraverso indirizzo e-mail e password</text:p>
      <text:list xml:id="list347321415554362353" text:style-name="L18">
        <text:list-item>
          <text:p text:style-name="P64">L’utente deve poter richiede<text:span text:style-name="T17">re</text:span> l’accesso a<text:span text:style-name="T17">l</text:span>l’applicazione inserendo e-mail e password</text:p>
        </text:list-item>
        <text:list-item>
          <text:p text:style-name="P64">Il server garantisce <text:span text:style-name="T17">l’</text:span>accesso se <text:span text:style-name="T17">l’e-mail e la </text:span>password risultano collegate ad un account</text:p>
        </text:list-item>
        <text:list-item>
          <text:p text:style-name="P64">L’applicazione deve notificare all’utente l’esito del login</text:p>
        </text:list-item>
      </text:list>
      <text:p text:style-name="P74">4.2 - L’applicazione permette login attraverso numero di cellulare</text:p>
      <text:list xml:id="list7558892134430969462" text:style-name="L19">
        <text:list-item>
          <text:p text:style-name="P65">L’utente deve poter richiedere l’accesso inserendo il numero di telefono nell’applicazione</text:p>
        </text:list-item>
        <text:list-item>
          <text:p text:style-name="P65">Il server deve poter inviare un sms al numero indicato contenente un codice di verifica di 4 cifre</text:p>
        </text:list-item>
        <text:list-item>
          <text:p text:style-name="P71"><text:span text:style-name="T18">L’utente può completare il login se il codice di verifica richiesto dall’app corrisponde a quello generato dal server</text:span></text:p>
        </text:list-item>
      </text:list>
      <text:p text:style-name="P41">5 - L’utente <text:span text:style-name="T20">inserisce l</text:span>e proprie preferenze</text:p>
      <text:p text:style-name="P41"><text:tab/>5.1 - Le preferenze sono sincronizzate tra applicazione e server</text:p>
      <text:list xml:id="list547783574061891982" text:style-name="L20">
        <text:list-item>
          <text:p text:style-name="P66">Ogni modifica alle impostazioni utente è notificata al server</text:p>
        </text:list-item>
        <text:list-item>
          <text:p text:style-name="P66">Le impostazioni utente sono scaricate alla richiesta di visualizzazione da parte dell’utente</text:p>
        </text:list-item>
        <text:list-item>
          <text:p text:style-name="P66">Le preferenze sono modificabili solo se l’utente è loggato</text:p>
        </text:list-item>
      </text:list>
      <text:p text:style-name="P74">5.2 - L’utente deve poter fornire una priorità ai mezzi di trasporto</text:p>
      <text:p text:style-name="P41"><text:tab/>5.3 - L’utente può inserire vincoli sulla lunghezza massima dei tratti a piedi o in bicicletta</text:p>
      <text:p text:style-name="P54">5.4 - L’utente può scegliere per ogni vincolo una fascia oraria di validità</text:p>
      <text:p text:style-name="P54">5.5 - L’utente può impostare Pranzo Flessibile</text:p>
      <text:list xml:id="list140120445129946" text:continue-numbering="true" text:style-name="L20">
        <text:list-item>
          <text:p text:style-name="P67">Data la fascia oraria della pausa pranzo e la sua durata minima, l’app deve garantire che, per almeno la durata specificata, <text:span text:style-name="T20">in quella fascia oraria l’utente non sia in viaggio</text:span></text:p>
        </text:list-item>
        <text:list-item>
          <text:p text:style-name="P69">La durata minima di una pausa non deve eccedere la durata della fascia oraria scelta</text:p>
          <text:p text:style-name="P56">5.<text:span text:style-name="T20">6</text:span> - L’utente può <text:span text:style-name="T20">aggiungere altre pause vincolate</text:span></text:p>
        </text:list-item>
        <text:list-item>
          <text:p text:style-name="P57">Ogni pausa è composta da un orario di inizio e da un orario di fine.</text:p>
        </text:list-item>
        <text:list-item>
          <text:p text:style-name="P57">Se una pausa è marcata come “flessibile”, deve contenere una durata minima</text:p>
        </text:list-item>
      </text:list>
      <text:p text:style-name="P42"><text:span text:style-name="T20">6</text:span> - L’utente <text:span text:style-name="T20">gestisce il proprio account</text:span></text:p>
      <text:p text:style-name="P42"><text:tab/><text:span text:style-name="T21">6</text:span>.1 - L’<text:span text:style-name="T20">utente deve poter rimuovere impegni e percorsi</text:span></text:p>
      <text:list xml:id="list140118662783966" text:continue-numbering="true" text:style-name="L20">
        <text:list-item>
          <text:p text:style-name="P68"><text:span text:style-name="T21">Rimuovendo un impegno, vengono rimossi anche il percorso precedente e successivo ad esso</text:span></text:p>
        </text:list-item>
      </text:list>
      <text:p text:style-name="P43"><text:tab/><text:span text:style-name="T21">6.2</text:span> - L’<text:span text:style-name="T20">utente deve poter modificare impegni e percorsi</text:span></text:p>
      <text:list xml:id="list140120612325108" text:continue-numbering="true" text:style-name="L20">
        <text:list-item>
          <text:p text:style-name="P72"><text:span text:style-name="T19">La modifica di un percorso consiste nella scelta di un’altra soluzione di trasporto</text:span></text:p>
        </text:list-item>
        <text:list-item>
          <text:p text:style-name="P73"><text:soft-page-break/><text:span text:style-name="T19">L</text:span><text:span text:style-name="T18">a modifica delle proprietà di un impegno (data, ora, durata, località) comporta la cancellazione dei percorsi coinvolti</text:span></text:p>
          <text:p text:style-name="P76"><text:span text:style-name="T18">6.3 – All’utente è concesso segnalare eventi e disservizi</text:span></text:p>
        </text:list-item>
      </text:list>
      <text:p text:style-name="P42"/>
      <text:p text:style-name="P42"/>
      <text:p text:style-name="P48"><text:span text:style-name="T27">{inserire tutti i tipi di appuntamento}</text:span></text:p>
      <text:p text:style-name="P46"/>
      <text:p text:style-name="P46"/>
      <text:p text:style-name="P35"><text:span text:style-name="T22">Non </text:span>Functional Requirements</text:p>
      <text:p text:style-name="P36"/>
      <text:p text:style-name="P37">Performance: il sistema deve rispondere velocemente alle richieste degli utenti per <text:span text:style-name="T26">la ricerca degli orari e </text:span>il calcolo dei percorsi. Le prestazioni del sistema dipendono anche dai tempi di risposta dei servizi esterni.</text:p>
      <text:p text:style-name="P37"/>
      <text:p text:style-name="P37">Reliability: il sistema deve essere disponibile 24/7. Anche in questo caso però la disponibilità del servizio dipende da quella dei servizi esterni. La mancanza di disponibilità di questi ultimi può limitare alcune funzionalità dell’applicazione.</text:p>
      <text:p text:style-name="P36"/>
      <text:p text:style-name="P37">Security: vengono memorizzati alcuni dati personali, per cui è necessaria la sicurezza su queste informazioni.</text:p>
      <text:p text:style-name="P37"/>
      <text:p text:style-name="P37">Scalability: <text:span text:style-name="T23">il sistema può essere espanso con nuovi servizi esterni. Deve essere progettato in modo da poter modificare o aggiungere altri servizi esterni per l’accesso agli orari dei mezzi di trasporto, alle mappe e alle previsioni meteo.</text:span></text:p>
      <text:p text:style-name="P37"/>
      <text:p text:style-name="P38">Accuracy: <text:span text:style-name="T12">gli orari dei mezzi e le stime delle durate e lunghezze </text:span><text:span text:style-name="T13">dei percorsi devono essere il più precise possibili. Anche le previsioni meteo devono essere aggiornate regolarmente in modo da </text:span><text:span text:style-name="T14">fornire</text:span><text:span text:style-name="T13"> dati affidabil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4:52:17.081548605</meta:creation-date>
    <dc:date>2017-10-15T14:01:18.450467713</dc:date>
    <meta:editing-duration>PT2H3M1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6" meta:paragraph-count="141" meta:word-count="1667" meta:character-count="10467" meta:non-whitespace-character-count="8982"/>
  </office:meta>
</office:document-meta>
</file>